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855" officeooo:paragraph-rsid="001f4855"/>
    </style:style>
    <style:style style:name="P2" style:family="paragraph" style:parent-style-name="Standard">
      <style:text-properties officeooo:rsid="001f4855" officeooo:paragraph-rsid="00309a6c"/>
    </style:style>
    <style:style style:name="P3" style:family="paragraph" style:parent-style-name="Standard">
      <style:text-properties officeooo:rsid="001f4855" officeooo:paragraph-rsid="00379048"/>
    </style:style>
    <style:style style:name="P4" style:family="paragraph" style:parent-style-name="Standard">
      <style:text-properties officeooo:rsid="001f4855" officeooo:paragraph-rsid="0038edf9"/>
    </style:style>
    <style:style style:name="P5" style:family="paragraph" style:parent-style-name="Standard">
      <style:text-properties officeooo:rsid="0020649d" officeooo:paragraph-rsid="0020649d"/>
    </style:style>
    <style:style style:name="P6" style:family="paragraph" style:parent-style-name="Standard">
      <style:text-properties officeooo:rsid="0020649d" officeooo:paragraph-rsid="0021908f"/>
    </style:style>
    <style:style style:name="P7" style:family="paragraph" style:parent-style-name="Standard">
      <style:text-properties officeooo:rsid="0020649d" officeooo:paragraph-rsid="003f561b"/>
    </style:style>
    <style:style style:name="P8" style:family="paragraph" style:parent-style-name="Standard">
      <style:text-properties officeooo:rsid="0020649d" officeooo:paragraph-rsid="00430e6a"/>
    </style:style>
    <style:style style:name="P9" style:family="paragraph" style:parent-style-name="Standard">
      <style:text-properties officeooo:rsid="0020649d" officeooo:paragraph-rsid="0049b3dd"/>
    </style:style>
    <style:style style:name="P10" style:family="paragraph" style:parent-style-name="Standard">
      <style:text-properties officeooo:rsid="0022d86d" officeooo:paragraph-rsid="0022d86d"/>
    </style:style>
    <style:style style:name="P11" style:family="paragraph" style:parent-style-name="Standard">
      <style:text-properties officeooo:rsid="0022d86d" officeooo:paragraph-rsid="0039c5f9"/>
    </style:style>
    <style:style style:name="P12" style:family="paragraph" style:parent-style-name="Standard">
      <style:text-properties officeooo:rsid="0023dd29" officeooo:paragraph-rsid="0023dd29"/>
    </style:style>
    <style:style style:name="P13" style:family="paragraph" style:parent-style-name="Standard">
      <style:text-properties officeooo:rsid="0023dd29" officeooo:paragraph-rsid="002712b9"/>
    </style:style>
    <style:style style:name="P14" style:family="paragraph" style:parent-style-name="Standard">
      <style:text-properties officeooo:rsid="0023dd29" officeooo:paragraph-rsid="0031028e"/>
    </style:style>
    <style:style style:name="P15" style:family="paragraph" style:parent-style-name="Standard">
      <style:text-properties officeooo:rsid="0023dd29" officeooo:paragraph-rsid="003a260e"/>
    </style:style>
    <style:style style:name="P16" style:family="paragraph" style:parent-style-name="Standard">
      <style:text-properties officeooo:rsid="0023dd29" officeooo:paragraph-rsid="003e0188"/>
    </style:style>
    <style:style style:name="P17" style:family="paragraph" style:parent-style-name="Standard">
      <style:text-properties officeooo:rsid="0023dd29" officeooo:paragraph-rsid="0047f9d3"/>
    </style:style>
    <style:style style:name="P18" style:family="paragraph" style:parent-style-name="Standard">
      <style:text-properties officeooo:rsid="002712b9" officeooo:paragraph-rsid="002712b9"/>
    </style:style>
    <style:style style:name="P19" style:family="paragraph" style:parent-style-name="Standard">
      <style:text-properties officeooo:rsid="002712b9" officeooo:paragraph-rsid="0031028e"/>
    </style:style>
    <style:style style:name="P20" style:family="paragraph" style:parent-style-name="Standard">
      <style:text-properties officeooo:rsid="002b3d38" officeooo:paragraph-rsid="002b3d38"/>
    </style:style>
    <style:style style:name="P21" style:family="paragraph" style:parent-style-name="Standard">
      <style:text-properties officeooo:rsid="002b9f54" officeooo:paragraph-rsid="002b9f54"/>
    </style:style>
    <style:style style:name="P22" style:family="paragraph" style:parent-style-name="Standard">
      <style:text-properties officeooo:rsid="002d1ae7" officeooo:paragraph-rsid="002d1ae7"/>
    </style:style>
    <style:style style:name="P23" style:family="paragraph" style:parent-style-name="Standard">
      <style:text-properties officeooo:rsid="002d429a" officeooo:paragraph-rsid="002d429a"/>
    </style:style>
    <style:style style:name="P24" style:family="paragraph" style:parent-style-name="Standard">
      <style:text-properties officeooo:rsid="002eadaa" officeooo:paragraph-rsid="002eadaa"/>
    </style:style>
    <style:style style:name="P25" style:family="paragraph" style:parent-style-name="Standard">
      <style:text-properties officeooo:rsid="002eadaa" officeooo:paragraph-rsid="00327e52"/>
    </style:style>
    <style:style style:name="P26" style:family="paragraph" style:parent-style-name="Standard">
      <style:text-properties officeooo:rsid="002eadaa" officeooo:paragraph-rsid="0035da8f"/>
    </style:style>
    <style:style style:name="P27" style:family="paragraph" style:parent-style-name="Standard">
      <style:text-properties officeooo:rsid="00309a6c" officeooo:paragraph-rsid="00309a6c"/>
    </style:style>
    <style:style style:name="P28" style:family="paragraph" style:parent-style-name="Standard">
      <style:text-properties officeooo:rsid="00309a6c" officeooo:paragraph-rsid="00327e52"/>
    </style:style>
    <style:style style:name="P29" style:family="paragraph" style:parent-style-name="Standard">
      <style:text-properties officeooo:rsid="00309a6c" officeooo:paragraph-rsid="0035da8f"/>
    </style:style>
    <style:style style:name="P30" style:family="paragraph" style:parent-style-name="Standard">
      <style:text-properties officeooo:rsid="0031028e" officeooo:paragraph-rsid="0031028e"/>
    </style:style>
    <style:style style:name="P31" style:family="paragraph" style:parent-style-name="Standard">
      <style:text-properties officeooo:rsid="00327e52" officeooo:paragraph-rsid="00327e52"/>
    </style:style>
    <style:style style:name="P32" style:family="paragraph" style:parent-style-name="Standard">
      <style:text-properties officeooo:rsid="00327e52" officeooo:paragraph-rsid="0035da8f"/>
    </style:style>
    <style:style style:name="P33" style:family="paragraph" style:parent-style-name="Standard">
      <style:text-properties officeooo:rsid="00359d7a" officeooo:paragraph-rsid="00359d7a"/>
    </style:style>
    <style:style style:name="P34" style:family="paragraph" style:parent-style-name="Standard">
      <style:text-properties officeooo:rsid="00379048" officeooo:paragraph-rsid="00379048"/>
    </style:style>
    <style:style style:name="P35" style:family="paragraph" style:parent-style-name="Standard">
      <style:text-properties officeooo:rsid="00379048" officeooo:paragraph-rsid="00421ada"/>
    </style:style>
    <style:style style:name="P36" style:family="paragraph" style:parent-style-name="Standard">
      <style:text-properties officeooo:rsid="0038edf9" officeooo:paragraph-rsid="0038edf9"/>
    </style:style>
    <style:style style:name="P37" style:family="paragraph" style:parent-style-name="Standard">
      <style:text-properties officeooo:rsid="0039c5f9" officeooo:paragraph-rsid="0039c5f9"/>
    </style:style>
    <style:style style:name="P38" style:family="paragraph" style:parent-style-name="Standard">
      <style:text-properties officeooo:rsid="003a260e" officeooo:paragraph-rsid="003a260e"/>
    </style:style>
    <style:style style:name="P39" style:family="paragraph" style:parent-style-name="Standard">
      <style:text-properties officeooo:rsid="003c0e3a" officeooo:paragraph-rsid="003c0e3a"/>
    </style:style>
    <style:style style:name="P40" style:family="paragraph" style:parent-style-name="Standard">
      <style:text-properties officeooo:rsid="003f561b" officeooo:paragraph-rsid="003f561b"/>
    </style:style>
    <style:style style:name="P41" style:family="paragraph" style:parent-style-name="Standard">
      <style:text-properties officeooo:rsid="003f561b" officeooo:paragraph-rsid="00430e6a"/>
    </style:style>
    <style:style style:name="P42" style:family="paragraph" style:parent-style-name="Standard">
      <style:text-properties officeooo:rsid="003f561b" officeooo:paragraph-rsid="0049b3dd"/>
    </style:style>
    <style:style style:name="P43" style:family="paragraph" style:parent-style-name="Standard">
      <style:text-properties officeooo:rsid="00421ada" officeooo:paragraph-rsid="00421ada"/>
    </style:style>
    <style:style style:name="P44" style:family="paragraph" style:parent-style-name="Standard">
      <style:text-properties officeooo:rsid="00430e6a" officeooo:paragraph-rsid="00430e6a"/>
    </style:style>
    <style:style style:name="P45" style:family="paragraph" style:parent-style-name="Standard">
      <style:text-properties officeooo:rsid="00430e6a" officeooo:paragraph-rsid="00450f9d"/>
    </style:style>
    <style:style style:name="P46" style:family="paragraph" style:parent-style-name="Standard">
      <style:text-properties officeooo:rsid="00430e6a" officeooo:paragraph-rsid="00456e0c"/>
    </style:style>
    <style:style style:name="P47" style:family="paragraph" style:parent-style-name="Standard">
      <style:text-properties officeooo:rsid="00430e6a" officeooo:paragraph-rsid="0051248a"/>
    </style:style>
    <style:style style:name="P48" style:family="paragraph" style:parent-style-name="Standard">
      <style:text-properties officeooo:rsid="00430e6a" officeooo:paragraph-rsid="00523acb"/>
    </style:style>
    <style:style style:name="P49" style:family="paragraph" style:parent-style-name="Standard">
      <style:text-properties officeooo:rsid="00430e6a" officeooo:paragraph-rsid="005385c7"/>
    </style:style>
    <style:style style:name="P50" style:family="paragraph" style:parent-style-name="Standard">
      <style:text-properties officeooo:rsid="00430e6a" officeooo:paragraph-rsid="0054b07a"/>
    </style:style>
    <style:style style:name="P51" style:family="paragraph" style:parent-style-name="Standard">
      <style:text-properties officeooo:rsid="00431022" officeooo:paragraph-rsid="00431022"/>
    </style:style>
    <style:style style:name="P52" style:family="paragraph" style:parent-style-name="Standard">
      <style:text-properties officeooo:rsid="00431022" officeooo:paragraph-rsid="00450f9d"/>
    </style:style>
    <style:style style:name="P53" style:family="paragraph" style:parent-style-name="Standard">
      <style:text-properties officeooo:rsid="00431022" officeooo:paragraph-rsid="00456e0c"/>
    </style:style>
    <style:style style:name="P54" style:family="paragraph" style:parent-style-name="Standard">
      <style:text-properties officeooo:rsid="00450f9d" officeooo:paragraph-rsid="00450f9d"/>
    </style:style>
    <style:style style:name="P55" style:family="paragraph" style:parent-style-name="Standard">
      <style:text-properties officeooo:rsid="00456e0c" officeooo:paragraph-rsid="00456e0c"/>
    </style:style>
    <style:style style:name="P56" style:family="paragraph" style:parent-style-name="Standard">
      <style:text-properties officeooo:rsid="0047f9d3" officeooo:paragraph-rsid="0047f9d3"/>
    </style:style>
    <style:style style:name="P57" style:family="paragraph" style:parent-style-name="Standard">
      <style:text-properties officeooo:rsid="0049b3dd" officeooo:paragraph-rsid="0049b3dd"/>
    </style:style>
    <style:style style:name="P58" style:family="paragraph" style:parent-style-name="Standard">
      <style:text-properties officeooo:rsid="004b21cb" officeooo:paragraph-rsid="004cdb41"/>
    </style:style>
    <style:style style:name="P59" style:family="paragraph" style:parent-style-name="Standard">
      <style:text-properties officeooo:rsid="004f5f6c" officeooo:paragraph-rsid="004f5f6c"/>
    </style:style>
    <style:style style:name="P60" style:family="paragraph" style:parent-style-name="Standard">
      <style:text-properties officeooo:rsid="004f5f6c" officeooo:paragraph-rsid="00523acb"/>
    </style:style>
    <style:style style:name="P61" style:family="paragraph" style:parent-style-name="Standard">
      <style:text-properties officeooo:rsid="004f5f6c" officeooo:paragraph-rsid="005385c7"/>
    </style:style>
    <style:style style:name="P62" style:family="paragraph" style:parent-style-name="Standard">
      <style:text-properties officeooo:rsid="004f5f6c" officeooo:paragraph-rsid="0054b07a"/>
    </style:style>
    <style:style style:name="P63" style:family="paragraph" style:parent-style-name="Standard">
      <style:text-properties officeooo:rsid="004f5f6c" officeooo:paragraph-rsid="005671c1"/>
    </style:style>
    <style:style style:name="P64" style:family="paragraph" style:parent-style-name="Standard">
      <style:text-properties officeooo:rsid="004ffcde" officeooo:paragraph-rsid="004ffcde"/>
    </style:style>
    <style:style style:name="P65" style:family="paragraph" style:parent-style-name="Standard">
      <style:text-properties officeooo:rsid="004ffcde" officeooo:paragraph-rsid="00523acb"/>
    </style:style>
    <style:style style:name="P66" style:family="paragraph" style:parent-style-name="Standard">
      <style:text-properties officeooo:rsid="004ffcde" officeooo:paragraph-rsid="005385c7"/>
    </style:style>
    <style:style style:name="P67" style:family="paragraph" style:parent-style-name="Standard">
      <style:text-properties officeooo:rsid="004ffcde" officeooo:paragraph-rsid="0054b07a"/>
    </style:style>
    <style:style style:name="P68" style:family="paragraph" style:parent-style-name="Standard">
      <style:text-properties officeooo:rsid="004ffcde" officeooo:paragraph-rsid="0057db4c"/>
    </style:style>
    <style:style style:name="P69" style:family="paragraph" style:parent-style-name="Standard">
      <style:text-properties officeooo:rsid="0051248a" officeooo:paragraph-rsid="0051248a"/>
    </style:style>
    <style:style style:name="P70" style:family="paragraph" style:parent-style-name="Standard">
      <style:text-properties officeooo:rsid="0051248a" officeooo:paragraph-rsid="00523acb"/>
    </style:style>
    <style:style style:name="P71" style:family="paragraph" style:parent-style-name="Standard">
      <style:text-properties officeooo:rsid="0051248a" officeooo:paragraph-rsid="005385c7"/>
    </style:style>
    <style:style style:name="P72" style:family="paragraph" style:parent-style-name="Standard">
      <style:text-properties officeooo:rsid="0051248a" officeooo:paragraph-rsid="0054b07a"/>
    </style:style>
    <style:style style:name="P73" style:family="paragraph" style:parent-style-name="Standard">
      <style:text-properties officeooo:rsid="0051248a" officeooo:paragraph-rsid="005671c1"/>
    </style:style>
    <style:style style:name="P74" style:family="paragraph" style:parent-style-name="Standard">
      <style:text-properties officeooo:rsid="0051248a" officeooo:paragraph-rsid="005d1ddb"/>
    </style:style>
    <style:style style:name="P75" style:family="paragraph" style:parent-style-name="Standard">
      <style:text-properties officeooo:rsid="005385c7" officeooo:paragraph-rsid="005385c7"/>
    </style:style>
    <style:style style:name="P76" style:family="paragraph" style:parent-style-name="Standard">
      <style:text-properties officeooo:rsid="005635fa" officeooo:paragraph-rsid="005635fa"/>
    </style:style>
    <style:style style:name="P77" style:family="paragraph" style:parent-style-name="Standard">
      <style:text-properties officeooo:rsid="005671c1" officeooo:paragraph-rsid="005671c1"/>
    </style:style>
    <style:style style:name="P78" style:family="paragraph" style:parent-style-name="Standard">
      <style:text-properties officeooo:rsid="005a73de" officeooo:paragraph-rsid="005a73de"/>
    </style:style>
    <style:style style:name="P79" style:family="paragraph" style:parent-style-name="Standard">
      <style:text-properties officeooo:rsid="005a73de" officeooo:paragraph-rsid="005d1ddb"/>
    </style:style>
    <style:style style:name="P80" style:family="paragraph" style:parent-style-name="Standard">
      <style:text-properties officeooo:rsid="005cb8f3" officeooo:paragraph-rsid="005cb8f3"/>
    </style:style>
    <style:style style:name="P81" style:family="paragraph" style:parent-style-name="Standard">
      <style:text-properties officeooo:rsid="005cb8f3" officeooo:paragraph-rsid="0077116f"/>
    </style:style>
    <style:style style:name="P82" style:family="paragraph" style:parent-style-name="Standard">
      <style:text-properties officeooo:rsid="005e497f" officeooo:paragraph-rsid="005e497f"/>
    </style:style>
    <style:style style:name="P83" style:family="paragraph" style:parent-style-name="Standard">
      <style:text-properties officeooo:rsid="005e497f" officeooo:paragraph-rsid="006243cf"/>
    </style:style>
    <style:style style:name="P84" style:family="paragraph" style:parent-style-name="Standard">
      <style:text-properties officeooo:rsid="005e497f" officeooo:paragraph-rsid="0064048d"/>
    </style:style>
    <style:style style:name="P85" style:family="paragraph" style:parent-style-name="Standard">
      <style:text-properties officeooo:rsid="0061f505" officeooo:paragraph-rsid="0061f505"/>
    </style:style>
    <style:style style:name="P86" style:family="paragraph" style:parent-style-name="Standard">
      <style:text-properties officeooo:rsid="0061f505" officeooo:paragraph-rsid="006243cf"/>
    </style:style>
    <style:style style:name="P87" style:family="paragraph" style:parent-style-name="Standard">
      <style:text-properties officeooo:rsid="0061f505" officeooo:paragraph-rsid="0064048d"/>
    </style:style>
    <style:style style:name="P88" style:family="paragraph" style:parent-style-name="Standard">
      <style:text-properties officeooo:rsid="006243cf" officeooo:paragraph-rsid="006243cf"/>
    </style:style>
    <style:style style:name="P89" style:family="paragraph" style:parent-style-name="Standard">
      <style:text-properties officeooo:rsid="006243cf" officeooo:paragraph-rsid="0064048d"/>
    </style:style>
    <style:style style:name="P90" style:family="paragraph" style:parent-style-name="Standard">
      <style:text-properties officeooo:rsid="006243cf" officeooo:paragraph-rsid="007aed69"/>
    </style:style>
    <style:style style:name="P91" style:family="paragraph" style:parent-style-name="Standard">
      <style:text-properties officeooo:rsid="0064048d" officeooo:paragraph-rsid="0064048d"/>
    </style:style>
    <style:style style:name="P92" style:family="paragraph" style:parent-style-name="Standard">
      <style:text-properties officeooo:rsid="00689916" officeooo:paragraph-rsid="00689916"/>
    </style:style>
    <style:style style:name="P93" style:family="paragraph" style:parent-style-name="Standard">
      <style:text-properties officeooo:rsid="0069813b" officeooo:paragraph-rsid="0069813b"/>
    </style:style>
    <style:style style:name="P94" style:family="paragraph" style:parent-style-name="Standard">
      <style:text-properties officeooo:rsid="006ccc41" officeooo:paragraph-rsid="006ccc41"/>
    </style:style>
    <style:style style:name="P95" style:family="paragraph" style:parent-style-name="Standard">
      <style:text-properties officeooo:rsid="006d4f8f" officeooo:paragraph-rsid="006d4f8f"/>
    </style:style>
    <style:style style:name="P96" style:family="paragraph" style:parent-style-name="Standard">
      <style:text-properties officeooo:rsid="00774a30" officeooo:paragraph-rsid="00774a30"/>
    </style:style>
    <style:style style:name="P97" style:family="paragraph" style:parent-style-name="Standard">
      <style:text-properties officeooo:rsid="007980b7" officeooo:paragraph-rsid="007980b7"/>
    </style:style>
    <style:style style:name="P98" style:family="paragraph" style:parent-style-name="Standard">
      <style:text-properties officeooo:rsid="007ccebe" officeooo:paragraph-rsid="007ccebe"/>
    </style:style>
    <style:style style:name="P99" style:family="paragraph" style:parent-style-name="Standard">
      <style:text-properties officeooo:rsid="007db97f" officeooo:paragraph-rsid="007db97f"/>
    </style:style>
    <style:style style:name="P100" style:family="paragraph" style:parent-style-name="Standard">
      <style:text-properties officeooo:rsid="007db97f" officeooo:paragraph-rsid="00933307"/>
    </style:style>
    <style:style style:name="P101" style:family="paragraph" style:parent-style-name="Standard">
      <style:text-properties officeooo:rsid="0081a754" officeooo:paragraph-rsid="0081a754"/>
    </style:style>
    <style:style style:name="P102" style:family="paragraph" style:parent-style-name="Standard">
      <style:text-properties officeooo:rsid="0082b9f4" officeooo:paragraph-rsid="0082b9f4"/>
    </style:style>
    <style:style style:name="P103" style:family="paragraph" style:parent-style-name="Standard">
      <style:text-properties officeooo:rsid="008762ba" officeooo:paragraph-rsid="008762ba"/>
    </style:style>
    <style:style style:name="P104" style:family="paragraph" style:parent-style-name="Standard">
      <style:text-properties officeooo:rsid="008762ba" officeooo:paragraph-rsid="00933307"/>
    </style:style>
    <style:style style:name="P105" style:family="paragraph" style:parent-style-name="Standard">
      <style:text-properties officeooo:rsid="008762ba" officeooo:paragraph-rsid="009b0072"/>
    </style:style>
    <style:style style:name="P106" style:family="paragraph" style:parent-style-name="Standard">
      <style:text-properties officeooo:rsid="0088afad" officeooo:paragraph-rsid="0088afad"/>
    </style:style>
    <style:style style:name="P107" style:family="paragraph" style:parent-style-name="Standard">
      <style:text-properties officeooo:rsid="0091c80f" officeooo:paragraph-rsid="0091c80f"/>
    </style:style>
    <style:style style:name="P108" style:family="paragraph" style:parent-style-name="Standard">
      <style:text-properties officeooo:rsid="00933307" officeooo:paragraph-rsid="00933307"/>
    </style:style>
    <style:style style:name="P109" style:family="paragraph" style:parent-style-name="Standard">
      <style:text-properties officeooo:rsid="0093b407" officeooo:paragraph-rsid="0093b407"/>
    </style:style>
    <style:style style:name="P110" style:family="paragraph" style:parent-style-name="Standard">
      <style:text-properties officeooo:rsid="0095dfb2" officeooo:paragraph-rsid="0095dfb2"/>
    </style:style>
    <style:style style:name="P111" style:family="paragraph" style:parent-style-name="Standard">
      <style:text-properties officeooo:rsid="009ac15b" officeooo:paragraph-rsid="009ac15b"/>
    </style:style>
    <style:style style:name="P112" style:family="paragraph" style:parent-style-name="Standard">
      <style:paragraph-properties fo:break-before="page"/>
      <style:text-properties officeooo:rsid="001f4855" officeooo:paragraph-rsid="001f4855"/>
    </style:style>
    <style:style style:name="P113" style:family="paragraph" style:parent-style-name="Standard">
      <style:paragraph-properties fo:break-before="page"/>
      <style:text-properties officeooo:rsid="0020649d" officeooo:paragraph-rsid="0020649d"/>
    </style:style>
    <style:style style:name="P114" style:family="paragraph" style:parent-style-name="Standard">
      <style:paragraph-properties fo:break-before="page"/>
      <style:text-properties officeooo:rsid="0022d86d" officeooo:paragraph-rsid="0022d86d"/>
    </style:style>
    <style:style style:name="P115" style:family="paragraph" style:parent-style-name="Standard">
      <style:paragraph-properties fo:break-before="page"/>
      <style:text-properties officeooo:rsid="0023dd29" officeooo:paragraph-rsid="0023dd29"/>
    </style:style>
    <style:style style:name="P116" style:family="paragraph" style:parent-style-name="Standard">
      <style:paragraph-properties fo:break-before="page"/>
      <style:text-properties officeooo:rsid="002712b9" officeooo:paragraph-rsid="002712b9"/>
    </style:style>
    <style:style style:name="P117" style:family="paragraph" style:parent-style-name="Standard">
      <style:paragraph-properties fo:break-before="page"/>
      <style:text-properties officeooo:rsid="002b3d38" officeooo:paragraph-rsid="002b3d38"/>
    </style:style>
    <style:style style:name="P118" style:family="paragraph" style:parent-style-name="Standard">
      <style:paragraph-properties fo:break-before="page"/>
      <style:text-properties officeooo:rsid="002d1ae7" officeooo:paragraph-rsid="002d1ae7"/>
    </style:style>
    <style:style style:name="P119" style:family="paragraph" style:parent-style-name="Standard">
      <style:paragraph-properties fo:break-before="page"/>
      <style:text-properties officeooo:rsid="002eadaa" officeooo:paragraph-rsid="002eadaa"/>
    </style:style>
    <style:style style:name="P120" style:family="paragraph" style:parent-style-name="Standard">
      <style:paragraph-properties fo:break-before="page"/>
      <style:text-properties officeooo:rsid="0031028e" officeooo:paragraph-rsid="0031028e"/>
    </style:style>
    <style:style style:name="P121" style:family="paragraph" style:parent-style-name="Standard">
      <style:paragraph-properties fo:break-before="page"/>
      <style:text-properties officeooo:rsid="00327e52" officeooo:paragraph-rsid="00327e52"/>
    </style:style>
    <style:style style:name="P122" style:family="paragraph" style:parent-style-name="Standard">
      <style:paragraph-properties fo:break-before="page"/>
      <style:text-properties officeooo:rsid="00359d7a" officeooo:paragraph-rsid="00359d7a"/>
    </style:style>
    <style:style style:name="P123" style:family="paragraph" style:parent-style-name="Standard">
      <style:paragraph-properties fo:break-before="page"/>
      <style:text-properties officeooo:rsid="00379048" officeooo:paragraph-rsid="00379048"/>
    </style:style>
    <style:style style:name="P124" style:family="paragraph" style:parent-style-name="Standard">
      <style:paragraph-properties fo:break-before="page"/>
      <style:text-properties officeooo:rsid="0038edf9" officeooo:paragraph-rsid="0038edf9"/>
    </style:style>
    <style:style style:name="P125" style:family="paragraph" style:parent-style-name="Standard">
      <style:paragraph-properties fo:break-before="page"/>
      <style:text-properties officeooo:rsid="0039c5f9" officeooo:paragraph-rsid="0039c5f9"/>
    </style:style>
    <style:style style:name="P126" style:family="paragraph" style:parent-style-name="Standard">
      <style:paragraph-properties fo:break-before="page"/>
      <style:text-properties officeooo:rsid="003a260e" officeooo:paragraph-rsid="003a260e"/>
    </style:style>
    <style:style style:name="P127" style:family="paragraph" style:parent-style-name="Standard">
      <style:paragraph-properties fo:break-before="page"/>
      <style:text-properties officeooo:rsid="003c0e3a" officeooo:paragraph-rsid="003c0e3a"/>
    </style:style>
    <style:style style:name="P128" style:family="paragraph" style:parent-style-name="Standard">
      <style:paragraph-properties fo:break-before="page"/>
      <style:text-properties officeooo:rsid="003f561b" officeooo:paragraph-rsid="003f561b"/>
    </style:style>
    <style:style style:name="P129" style:family="paragraph" style:parent-style-name="Standard">
      <style:paragraph-properties fo:break-before="page"/>
      <style:text-properties officeooo:rsid="00421ada" officeooo:paragraph-rsid="00421ada"/>
    </style:style>
    <style:style style:name="P130" style:family="paragraph" style:parent-style-name="Standard">
      <style:paragraph-properties fo:break-before="page"/>
      <style:text-properties officeooo:rsid="00430e6a" officeooo:paragraph-rsid="00430e6a"/>
    </style:style>
    <style:style style:name="P131" style:family="paragraph" style:parent-style-name="Standard">
      <style:paragraph-properties fo:break-before="page"/>
      <style:text-properties officeooo:rsid="00450f9d" officeooo:paragraph-rsid="00450f9d"/>
    </style:style>
    <style:style style:name="P132" style:family="paragraph" style:parent-style-name="Standard">
      <style:paragraph-properties fo:break-before="page"/>
      <style:text-properties officeooo:rsid="00456e0c" officeooo:paragraph-rsid="00456e0c"/>
    </style:style>
    <style:style style:name="P133" style:family="paragraph" style:parent-style-name="Standard">
      <style:paragraph-properties fo:break-before="page"/>
      <style:text-properties officeooo:rsid="0047f9d3" officeooo:paragraph-rsid="0047f9d3"/>
    </style:style>
    <style:style style:name="P134" style:family="paragraph" style:parent-style-name="Standard">
      <style:paragraph-properties fo:break-before="page"/>
      <style:text-properties officeooo:rsid="0049b3dd" officeooo:paragraph-rsid="0049b3dd"/>
    </style:style>
    <style:style style:name="P135" style:family="paragraph" style:parent-style-name="Standard">
      <style:paragraph-properties fo:break-before="page"/>
      <style:text-properties officeooo:rsid="004e0763" officeooo:paragraph-rsid="004e0763"/>
    </style:style>
    <style:style style:name="P136" style:family="paragraph" style:parent-style-name="Standard">
      <style:paragraph-properties fo:break-before="page"/>
      <style:text-properties officeooo:rsid="004e0763" officeooo:paragraph-rsid="00523acb"/>
    </style:style>
    <style:style style:name="P137" style:family="paragraph" style:parent-style-name="Standard">
      <style:paragraph-properties fo:break-before="page"/>
      <style:text-properties officeooo:rsid="004e0763" officeooo:paragraph-rsid="005385c7"/>
    </style:style>
    <style:style style:name="P138" style:family="paragraph" style:parent-style-name="Standard">
      <style:paragraph-properties fo:break-before="page"/>
      <style:text-properties officeooo:rsid="004e0763" officeooo:paragraph-rsid="0054b07a"/>
    </style:style>
    <style:style style:name="P139" style:family="paragraph" style:parent-style-name="Standard">
      <style:paragraph-properties fo:break-before="page"/>
      <style:text-properties officeooo:rsid="004e0763" officeooo:paragraph-rsid="005671c1"/>
    </style:style>
    <style:style style:name="P140" style:family="paragraph" style:parent-style-name="Standard">
      <style:paragraph-properties fo:break-before="page"/>
      <style:text-properties officeooo:rsid="005cb8f3" officeooo:paragraph-rsid="005cb8f3"/>
    </style:style>
    <style:style style:name="P141" style:family="paragraph" style:parent-style-name="Standard">
      <style:paragraph-properties fo:break-before="page"/>
      <style:text-properties officeooo:rsid="005e497f" officeooo:paragraph-rsid="005e497f"/>
    </style:style>
    <style:style style:name="P142" style:family="paragraph" style:parent-style-name="Standard">
      <style:paragraph-properties fo:break-before="page"/>
      <style:text-properties officeooo:rsid="005e497f" officeooo:paragraph-rsid="006243cf"/>
    </style:style>
    <style:style style:name="P143" style:family="paragraph" style:parent-style-name="Standard">
      <style:paragraph-properties fo:break-before="page"/>
      <style:text-properties officeooo:rsid="005e497f" officeooo:paragraph-rsid="0064048d"/>
    </style:style>
    <style:style style:name="P144" style:family="paragraph" style:parent-style-name="Standard">
      <style:paragraph-properties fo:break-before="page"/>
      <style:text-properties officeooo:rsid="00689916" officeooo:paragraph-rsid="00689916"/>
    </style:style>
    <style:style style:name="P145" style:family="paragraph" style:parent-style-name="Standard">
      <style:paragraph-properties fo:break-before="page"/>
      <style:text-properties officeooo:rsid="00774a30" officeooo:paragraph-rsid="00774a30"/>
    </style:style>
    <style:style style:name="P146" style:family="paragraph" style:parent-style-name="Standard">
      <style:paragraph-properties fo:break-before="page"/>
      <style:text-properties officeooo:rsid="007ccebe" officeooo:paragraph-rsid="007ccebe"/>
    </style:style>
    <style:style style:name="P147" style:family="paragraph" style:parent-style-name="Standard">
      <style:paragraph-properties fo:break-before="page"/>
      <style:text-properties officeooo:rsid="0081a754" officeooo:paragraph-rsid="0081a754"/>
    </style:style>
    <style:style style:name="P148" style:family="paragraph" style:parent-style-name="Standard">
      <style:paragraph-properties fo:break-before="page"/>
      <style:text-properties officeooo:rsid="0091c80f" officeooo:paragraph-rsid="0091c80f"/>
    </style:style>
    <style:style style:name="T1" style:family="text">
      <style:text-properties officeooo:rsid="0020649d"/>
    </style:style>
    <style:style style:name="T2" style:family="text">
      <style:text-properties officeooo:rsid="0022d86d"/>
    </style:style>
    <style:style style:name="T3" style:family="text">
      <style:text-properties officeooo:rsid="002629c8"/>
    </style:style>
    <style:style style:name="T4" style:family="text">
      <style:text-properties officeooo:rsid="002712b9"/>
    </style:style>
    <style:style style:name="T5" style:family="text">
      <style:text-properties officeooo:rsid="00280549"/>
    </style:style>
    <style:style style:name="T6" style:family="text">
      <style:text-properties officeooo:rsid="0028bf4e"/>
    </style:style>
    <style:style style:name="T7" style:family="text">
      <style:text-properties officeooo:rsid="0028e36e"/>
    </style:style>
    <style:style style:name="T8" style:family="text">
      <style:text-properties officeooo:rsid="0029b885"/>
    </style:style>
    <style:style style:name="T9" style:family="text">
      <style:text-properties officeooo:rsid="002eadaa"/>
    </style:style>
    <style:style style:name="T10" style:family="text">
      <style:text-properties officeooo:rsid="00309a6c"/>
    </style:style>
    <style:style style:name="T11" style:family="text">
      <style:text-properties officeooo:rsid="0031028e"/>
    </style:style>
    <style:style style:name="T12" style:family="text">
      <style:text-properties officeooo:rsid="00327e52"/>
    </style:style>
    <style:style style:name="T13" style:family="text">
      <style:text-properties officeooo:rsid="0039c5f9"/>
    </style:style>
    <style:style style:name="T14" style:family="text">
      <style:text-properties officeooo:rsid="00421ada"/>
    </style:style>
    <style:style style:name="T15" style:family="text">
      <style:text-properties officeooo:rsid="00430e6a"/>
    </style:style>
    <style:style style:name="T16" style:family="text">
      <style:text-properties officeooo:rsid="00456e0c"/>
    </style:style>
    <style:style style:name="T17" style:family="text">
      <style:text-properties officeooo:rsid="004c84d0"/>
    </style:style>
    <style:style style:name="T18" style:family="text">
      <style:text-properties officeooo:rsid="0051248a"/>
    </style:style>
    <style:style style:name="T19" style:family="text">
      <style:text-properties officeooo:rsid="00523acb"/>
    </style:style>
    <style:style style:name="T20" style:family="text">
      <style:text-properties officeooo:rsid="005385c7"/>
    </style:style>
    <style:style style:name="T21" style:family="text">
      <style:text-properties officeooo:rsid="0054b07a"/>
    </style:style>
    <style:style style:name="T22" style:family="text">
      <style:text-properties officeooo:rsid="005671c1"/>
    </style:style>
    <style:style style:name="T23" style:family="text">
      <style:text-properties officeooo:rsid="00575f6d"/>
    </style:style>
    <style:style style:name="T24" style:family="text">
      <style:text-properties officeooo:rsid="0057db4c"/>
    </style:style>
    <style:style style:name="T25" style:family="text">
      <style:text-properties officeooo:rsid="0058c6a3"/>
    </style:style>
    <style:style style:name="T26" style:family="text">
      <style:text-properties officeooo:rsid="005a73de"/>
    </style:style>
    <style:style style:name="T27" style:family="text">
      <style:text-properties officeooo:rsid="005c60ee"/>
    </style:style>
    <style:style style:name="T28" style:family="text">
      <style:text-properties officeooo:rsid="005cb8f3"/>
    </style:style>
    <style:style style:name="T29" style:family="text">
      <style:text-properties officeooo:rsid="005f9b80"/>
    </style:style>
    <style:style style:name="T30" style:family="text">
      <style:text-properties officeooo:rsid="0060077e"/>
    </style:style>
    <style:style style:name="T31" style:family="text">
      <style:text-properties officeooo:rsid="006243cf"/>
    </style:style>
    <style:style style:name="T32" style:family="text">
      <style:text-properties officeooo:rsid="0064048d"/>
    </style:style>
    <style:style style:name="T33" style:family="text">
      <style:text-properties officeooo:rsid="006868a4"/>
    </style:style>
    <style:style style:name="T34" style:family="text">
      <style:text-properties officeooo:rsid="006b49e0"/>
    </style:style>
    <style:style style:name="T35" style:family="text">
      <style:text-properties officeooo:rsid="006cb212"/>
    </style:style>
    <style:style style:name="T36" style:family="text">
      <style:text-properties officeooo:rsid="006ee65e"/>
    </style:style>
    <style:style style:name="T37" style:family="text">
      <style:text-properties officeooo:rsid="00700d70"/>
    </style:style>
    <style:style style:name="T38" style:family="text">
      <style:text-properties officeooo:rsid="0071465d"/>
    </style:style>
    <style:style style:name="T39" style:family="text">
      <style:text-properties officeooo:rsid="007333fb"/>
    </style:style>
    <style:style style:name="T40" style:family="text">
      <style:text-properties officeooo:rsid="0073e07c"/>
    </style:style>
    <style:style style:name="T41" style:family="text">
      <style:text-properties officeooo:rsid="007538a9"/>
    </style:style>
    <style:style style:name="T42" style:family="text">
      <style:text-properties officeooo:rsid="0077116f"/>
    </style:style>
    <style:style style:name="T43" style:family="text">
      <style:text-properties officeooo:rsid="0077c308"/>
    </style:style>
    <style:style style:name="T44" style:family="text">
      <style:text-properties officeooo:rsid="007aed69"/>
    </style:style>
    <style:style style:name="T45" style:family="text">
      <style:text-properties officeooo:rsid="007b4aa4"/>
    </style:style>
    <style:style style:name="T46" style:family="text">
      <style:text-properties officeooo:rsid="007c740f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7f17fa" style:font-weight-asian="normal" style:font-weight-complex="normal"/>
    </style:style>
    <style:style style:name="T49" style:family="text">
      <style:text-properties fo:font-weight="normal" officeooo:rsid="0082b9f4" style:font-weight-asian="normal" style:font-weight-complex="normal"/>
    </style:style>
    <style:style style:name="T50" style:family="text">
      <style:text-properties fo:font-weight="normal" officeooo:rsid="008773e2" style:font-weight-asian="normal" style:font-weight-complex="normal"/>
    </style:style>
    <style:style style:name="T51" style:family="text">
      <style:text-properties fo:font-weight="normal" officeooo:rsid="00878ccc" style:font-weight-asian="normal" style:font-weight-complex="normal"/>
    </style:style>
    <style:style style:name="T52" style:family="text">
      <style:text-properties fo:font-weight="normal" officeooo:rsid="008a452b" style:font-weight-asian="normal" style:font-weight-complex="normal"/>
    </style:style>
    <style:style style:name="T53" style:family="text">
      <style:text-properties fo:font-weight="normal" officeooo:rsid="00950199" style:font-weight-asian="normal" style:font-weight-complex="normal"/>
    </style:style>
    <style:style style:name="T54" style:family="text">
      <style:text-properties fo:font-weight="normal" officeooo:rsid="0095dfb2" style:font-weight-asian="normal" style:font-weight-complex="normal"/>
    </style:style>
    <style:style style:name="T55" style:family="text">
      <style:text-properties fo:font-weight="normal" officeooo:rsid="009b0072" style:font-weight-asian="normal" style:font-weight-complex="normal"/>
    </style:style>
    <style:style style:name="T56" style:family="text">
      <style:text-properties officeooo:rsid="008e5874"/>
    </style:style>
    <style:style style:name="T57" style:family="text">
      <style:text-properties officeooo:rsid="008f852b"/>
    </style:style>
    <style:style style:name="T58" style:family="text">
      <style:text-properties officeooo:rsid="009ac15b"/>
    </style:style>
    <style:style style:name="T59" style:family="text">
      <style:text-properties officeooo:rsid="009d3788"/>
    </style:style>
    <style:style style:name="T60" style:family="text">
      <style:text-properties officeooo:rsid="009e30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/26</text:p>
      <text:p text:style-name="P1">The Last Battle</text:p>
      <text:p text:style-name="P1">Free Peoples Army Event</text:p>
      <text:p text:style-name="P1"/>
      <text:p text:style-name="P1">Permanent.</text:p>
      <text:p text:style-name="P1"/>
      <text:p text:style-name="P1">{i}Requires —{/i} <text:span text:style-name="T10">The Mouth of Sauron is in play.</text:span></text:p>
      <text:p text:style-name="P1"/>
      <text:p text:style-name="P2">{i}Ongoing —{/i} <text:span text:style-name="T10">When a Free Peoples army with a companion attacks, hide the Fellowship.</text:span></text:p>
      <text:p text:style-name="P1">{flavor}{/i}</text:p>
      <text:p text:style-name="P1">{right}𝐃𝐚𝐲𝐥𝐢𝐠𝐡𝐭</text:p>
      <text:p text:style-name="P1"/>
      <text:p text:style-name="P1">During this combat round, the Shadow’s combat die <text:span text:style-name="T9">limit</text:span> is three.</text:p>
      <text:p text:style-name="P1"/>
      <text:p text:style-name="P1">{left}3</text:p>
      <text:p text:style-name="P112">02/26</text:p>
      <text:p text:style-name="P1">A Power Too Great</text:p>
      <text:p text:style-name="P1">Free Peoples Army Event</text:p>
      <text:p text:style-name="P1"/>
      <text:p text:style-name="P1">Permanent.</text:p>
      <text:p text:style-name="P1"/>
      <text:p text:style-name="P1">{i}Immediate —{/i} Advance the Elves one step on the political track.</text:p>
      <text:p text:style-name="P1"/>
      <text:p text:style-name="P1">{i}Ongoing —{/i} The Shadow cannot move an army into or attack any of Lórien, Rivendell, or the Grey Havens.</text:p>
      <text:p text:style-name="P1"/>
      <text:p text:style-name="P1">{i}Ongoing —{/i} The Shadow may spend any die result and discard a character event card and an army event card to eliminate this card.</text:p>
      <text:p text:style-name="P1">{flavor}{/i}</text:p>
      <text:p text:style-name="P1">{right}𝐍𝐨 𝐐𝐮𝐚𝐫𝐭𝐞𝐫</text:p>
      <text:p text:style-name="P1"/>
      <text:p text:style-name="P1">If you score at least one hit this combat round, score one additional hit.</text:p>
      <text:p text:style-name="P1"/>
      <text:p text:style-name="P1">{left}5</text:p>
      <text:p text:style-name="P113">03/26</text:p>
      <text:p text:style-name="P5">The Power of Tom Bombadil</text:p>
      <text:p text:style-name="P5">Free Peoples Army Event</text:p>
      <text:p text:style-name="P5"/>
      <text:p text:style-name="P5">Permanent.</text:p>
      <text:p text:style-name="P5"/>
      <text:p text:style-name="P5">{i}Immediate —{/i} Advance the North one step on the political track.</text:p>
      <text:p text:style-name="P5"/>
      <text:p text:style-name="P5">{i}Ongoing —{/i} The Shadow cannot move an army into or attack any of Buckland, the Shire, or the Old Forest {i}(do not confuse with Old Forest Road){/i}.</text:p>
      <text:p text:style-name="P5"/>
      <text:p text:style-name="P5">{i}Ongoing —{/i} The Shadow may spend any die result and discard a character event card and an army event card to eliminate this card.</text:p>
      <text:p text:style-name="P5">{flavor}{/i}</text:p>
      <text:p text:style-name="P5">{right}𝐀𝐝𝐯𝐚𝐧𝐭𝐚𝐠𝐞𝐨𝐮𝐬 𝐏𝐨𝐬𝐢𝐭𝐢𝐨𝐧</text:p>
      <text:p text:style-name="P5"/>
      <text:p text:style-name="P5">{i}Requires —{/i} The defending army is in a Free Peoples nation.</text:p>
      <text:p text:style-name="P5"/>
      <text:p text:style-name="P5">This combat round, the Shadow adds -1 to the results of their combat roll {i}(not any reroll){/i} except<text:span text:style-name="T6">ing any dice</text:span> which show unmodified sixes.</text:p>
      <text:p text:style-name="P5"/>
      <text:p text:style-name="P5">{left}3</text:p>
      <text:p text:style-name="P113">04/26</text:p>
      <text:p text:style-name="P5">Book of Mazarbul</text:p>
      <text:p text:style-name="P5">Free Peoples Muster Event</text:p>
      <text:p text:style-name="P5"/>
      <text:p text:style-name="P5">Move companions.</text:p>
      <text:p text:style-name="P5"/>
      <text:p text:style-name="P5">If a companion is in a Dwarven settlement, recruit one Dwarven unit in that region and the Dwarves are now active and at war.</text:p>
      <text:p text:style-name="P6">{flavor}{/i}</text:p>
      <text:p text:style-name="P6">{right}𝐀𝐝𝐯𝐚𝐧𝐭𝐚𝐠𝐞𝐨𝐮𝐬 𝐏𝐨𝐬𝐢𝐭𝐢𝐨𝐧</text:p>
      <text:p text:style-name="P6"/>
      <text:p text:style-name="P6">{i}Requires —{/i} The defending army is in a Free Peoples nation.</text:p>
      <text:p text:style-name="P6"/>
      <text:p text:style-name="P6">This combat round, the Shadow adds -1 to the results of their combat roll {i}(not any reroll){/i} except<text:span text:style-name="T5">ing</text:span> <text:span text:style-name="T4">any dice</text:span> which show unmodified sixes.</text:p>
      <text:p text:style-name="P6"/>
      <text:p text:style-name="P6">{left}3</text:p>
      <text:p text:style-name="P114">05/26</text:p>
      <text:p text:style-name="P10">The Spirit of Mordor</text:p>
      <text:p text:style-name="P10">Free Peoples Army Event</text:p>
      <text:p text:style-name="P10"/>
      <text:p text:style-name="P10">Choose a Shadow army which contains units from more than one nation. Roll five dice; hit that army for each 5+.</text:p>
      <text:p text:style-name="P10">{flavor}{/i}</text:p>
      <text:p text:style-name="P10">{right}𝐒𝐜𝐨𝐮𝐭𝐬</text:p>
      <text:p text:style-name="P10"/>
      <text:p text:style-name="P10">{i}Requires —{/i} The Free Peoples army is defending in a field battle.</text:p>
      <text:p text:style-name="P10"/>
      <text:p text:style-name="P10">Before any combat roll, (𝐚) retreat with that army to an adjacent free region or (𝐛) withdraw into siege.</text:p>
      <text:p text:style-name="P10"/>
      <text:p text:style-name="P10">{left}1</text:p>
      <text:p text:style-name="P115">06/26</text:p>
      <text:p text:style-name="P12">Faramir’s Rangers</text:p>
      <text:p text:style-name="P12">Free Peoples Army Event</text:p>
      <text:p text:style-name="P12"/>
      <text:p text:style-name="P12">Choose a Shadow army in North Ithilien, South Ithilien, or Osgiliath. Roll three dice; hit that army for each 5+.</text:p>
      <text:p text:style-name="P12"/>
      <text:p text:style-name="P12">If there is a Free Peoples army in Osgiliath, recruit one Gondor unit and one Gondor leader there.</text:p>
      <text:p text:style-name="P14">{flavor}{/i}</text:p>
      <text:p text:style-name="P14"><text:span text:style-name="T11">{right}</text:span>𝐒𝐡𝐢𝐞𝐥𝐝-𝐰𝐚𝐥𝐥</text:p>
      <text:p text:style-name="P12"/>
      <text:p text:style-name="P12">This combat round, <text:span text:style-name="T3">if the Shadow combat roll and reroll scores at least two hits, it scores one hit fewer.</text:span></text:p>
      <text:p text:style-name="P12"/>
      <text:p text:style-name="P12">{left}6</text:p>
      <text:p text:style-name="P116">07/26</text:p>
      <text:p text:style-name="P18">Fear! Fire! Foes!</text:p>
      <text:p text:style-name="P18">Free Peoples Muster Event</text:p>
      <text:p text:style-name="P18"/>
      <text:p text:style-name="P18">Move companions.</text:p>
      <text:p text:style-name="P18"/>
      <text:p text:style-name="P18">If a companion is in Bree or the Shire, the North is now active and at war.</text:p>
      <text:p text:style-name="P14">{flavor}{/i}</text:p>
      <text:p text:style-name="P14"><text:span text:style-name="T11">{right}</text:span>𝐒𝐡𝐢𝐞𝐥𝐝-𝐰𝐚𝐥𝐥</text:p>
      <text:p text:style-name="P13"/>
      <text:p text:style-name="P13">This combat round, <text:span text:style-name="T3">if the Shadow combat roll and reroll scores at least two hits, it scores one hit fewer.</text:span></text:p>
      <text:p text:style-name="P13"/>
      <text:p text:style-name="P13">{left}6</text:p>
      <text:p text:style-name="P116">08/26</text:p>
      <text:p text:style-name="P18">Wisdom of Elrond</text:p>
      <text:p text:style-name="P18">Free Peoples Muster Event</text:p>
      <text:p text:style-name="P18"/>
      <text:p text:style-name="P18">Choose a Free Peoples nation. Activate it and advance it one step on the political track.</text:p>
      <text:p text:style-name="P19">{flavor}{/i}</text:p>
      <text:p text:style-name="P19"><text:span text:style-name="T11">{right}</text:span>𝐂𝐨𝐧𝐟𝐮𝐬𝐢𝐨𝐧</text:p>
      <text:p text:style-name="P18"/>
      <text:p text:style-name="P18">This combat round, the Shadow may not reroll any combat dice which <text:span text:style-name="T7">show unmodified ones. For each such die, </text:span><text:span text:style-name="T8">the Free Peoples </text:span><text:span text:style-name="T7">score</text:span><text:span text:style-name="T8">s</text:span><text:span text:style-name="T7"> one additional hit.</text:span></text:p>
      <text:p text:style-name="P18"/>
      <text:p text:style-name="P18">{left}4</text:p>
      <text:p text:style-name="P117">09/26</text:p>
      <text:p text:style-name="P20">The Red Arrow</text:p>
      <text:p text:style-name="P20">Free Peoples Muster Event</text:p>
      <text:p text:style-name="P20"/>
      <text:p text:style-name="P21">{i}Requires —{/i} Gondor is active.</text:p>
      <text:p text:style-name="P21"/>
      <text:p text:style-name="P21">Advance Rohan one step on the political track.</text:p>
      <text:p text:style-name="P21"/>
      <text:p text:style-name="P21">Recruit one Rohan unit and one Rohan leader in Edoras.</text:p>
      <text:p text:style-name="P21">{flavor}{/i}</text:p>
      <text:p text:style-name="P21">{right}𝐒𝐜𝐨𝐮𝐭𝐬</text:p>
      <text:p text:style-name="P21"/>
      <text:p text:style-name="P21">{i}Requires —{/i} The Free Peoples army is defending in a field battle.</text:p>
      <text:p text:style-name="P21"/>
      <text:p text:style-name="P21">Before any combat roll, (𝐚) retreat with that army to an adjacent free region or (𝐛) withdraw into siege.</text:p>
      <text:p text:style-name="P21"/>
      <text:p text:style-name="P21">{left}1</text:p>
      <text:p text:style-name="P118">10/26</text:p>
      <text:p text:style-name="P22">Help Unlooked For</text:p>
      <text:p text:style-name="P22">Free Peoples Army Event</text:p>
      <text:p text:style-name="P22"/>
      <text:p text:style-name="P22">Choose a besieging Shadow army and an adjacent Free Peoples army. That Free Peoples army attacks that Shadow army.</text:p>
      <text:p text:style-name="P22"/>
      <text:p text:style-name="P22">For the duration of that battle, the Shadow’s combat die <text:span text:style-name="T9">limit</text:span> is reduced by a number equal to the number of Free Peoples units in its region, but not below one.</text:p>
      <text:p text:style-name="P23">{flavor}{/i}</text:p>
      <text:p text:style-name="P23">{right}𝐍𝐨 𝐐𝐮𝐚𝐫𝐭𝐞𝐫</text:p>
      <text:p text:style-name="P23"/>
      <text:p text:style-name="P23">If you score at least one hit this combat round, score one additional hit.</text:p>
      <text:p text:style-name="P23"/>
      <text:p text:style-name="P23">{left}5</text:p>
      <text:p text:style-name="P119">11/26</text:p>
      <text:p text:style-name="P24">Paths of the Woses</text:p>
      <text:p text:style-name="P24">Free Peoples Army Event</text:p>
      <text:p text:style-name="P24"/>
      <text:p text:style-name="P24">{i}Requires —{/i} Rohan is at war.</text:p>
      <text:p text:style-name="P24"/>
      <text:p text:style-name="P24">Move a Free Peoples army from a Rohan region, regardless of ongoing siege, to Minas Tirith. If the Shadow controls or is besieging Minas Tirith, instead move the chosen army to an adjacent unobstructed region.</text:p>
      <text:p text:style-name="P24">{flavor}{/i}</text:p>
      <text:p text:style-name="P24">{right}𝐒𝐮𝐝𝐝𝐞𝐧 𝐒𝐭𝐫𝐢𝐤𝐞</text:p>
      <text:p text:style-name="P24"/>
      <text:p text:style-name="P24">Before any combat roll, make a bonus combat roll with combat strength equal to the leadership of the Free Peoples army. {i}(Die limits <text:span text:style-name="T10">are still in force</text:span>. The Shadow applies any hits immediately. Normal combat rolls follow.){/i}</text:p>
      <text:p text:style-name="P24"/>
      <text:p text:style-name="P27">{left}2</text:p>
      <text:p text:style-name="P120">12/26</text:p>
      <text:p text:style-name="P30">Through a Day and a Night</text:p>
      <text:p text:style-name="P30">Free Peoples Army Event</text:p>
      <text:p text:style-name="P30"/>
      <text:p text:style-name="P30">Choose a Free Peoples army with a companion. Move that army, and at least one companion with it, twice. The same figures must move both times.</text:p>
      <text:p text:style-name="P30">{flavor}{/i}</text:p>
      <text:p text:style-name="P19"><text:span text:style-name="T11">{right}</text:span>𝐂𝐨𝐧𝐟𝐮𝐬𝐢𝐨𝐧</text:p>
      <text:p text:style-name="P19"/>
      <text:p text:style-name="P19">This combat round, the Shadow may not reroll any combat dice which <text:span text:style-name="T7">show unmodified ones. For each such die, </text:span><text:span text:style-name="T8">the Free Peoples </text:span><text:span text:style-name="T7">score</text:span><text:span text:style-name="T8">s</text:span><text:span text:style-name="T7"> one additional hit.</text:span></text:p>
      <text:p text:style-name="P19"/>
      <text:p text:style-name="P19">{left}4</text:p>
      <text:p text:style-name="P121">13/26</text:p>
      <text:p text:style-name="P31">Cirdan’s Ships</text:p>
      <text:p text:style-name="P31">Free Peoples Muster Event</text:p>
      <text:p text:style-name="P31"/>
      <text:p text:style-name="P31">{i}Requires —{/i} The Elves are at war.</text:p>
      <text:p text:style-name="P31"/>
      <text:p text:style-name="P31">Recruit two Elven units in a coastal region with a Free Peoples army.</text:p>
      <text:p text:style-name="P31">{flavor}{/i}</text:p>
      <text:p text:style-name="P31">{right}𝐂𝐡𝐚𝐫𝐠𝐞</text:p>
      <text:p text:style-name="P31"/>
      <text:p text:style-name="P25">Before any combat roll, make a bonus combat roll with combat strength equal to the <text:span text:style-name="T12">number of elite units in </text:span>the Free Peoples army. {i}(Die limits <text:span text:style-name="T10">are still in force</text:span>. The Shadow applies any hits immediately. Normal combat rolls follow.){/i}</text:p>
      <text:p text:style-name="P25"/>
      <text:p text:style-name="P28">{left}2</text:p>
      <text:p text:style-name="P122">14/26</text:p>
      <text:p text:style-name="P33">Guards of the Citadel</text:p>
      <text:p text:style-name="P33">Free Peoples Muster Event</text:p>
      <text:p text:style-name="P33"/>
      <text:p text:style-name="P33">Recruit one Gondor unit and one Gondor leader in Minas Tirith.</text:p>
      <text:p text:style-name="P32">{flavor}{/i}</text:p>
      <text:p text:style-name="P32">{right}𝐂𝐡𝐚𝐫𝐠𝐞</text:p>
      <text:p text:style-name="P32"/>
      <text:p text:style-name="P26">Before any combat roll, make a bonus combat roll with combat strength equal to the <text:span text:style-name="T12">number of elite units in </text:span>the Free Peoples army. {i}(Die limits <text:span text:style-name="T10">are still in force</text:span>. The Shadow applies any hits immediately. Normal combat rolls follow.){/i}</text:p>
      <text:p text:style-name="P26"/>
      <text:p text:style-name="P29">{left}2</text:p>
      <text:p text:style-name="P123">15/26</text:p>
      <text:p text:style-name="P34">Celeborn’s Galadhrim</text:p>
      <text:p text:style-name="P34">Free Peoples Muster Event</text:p>
      <text:p text:style-name="P34"/>
      <text:p text:style-name="P34">Recruit one Elven unit in Lórien.</text:p>
      <text:p text:style-name="P34"/>
      <text:p text:style-name="P34">If Lady Galadriel is in play, you may move or attack with one army with an Elven companion, leader, or unit.</text:p>
      <text:p text:style-name="P34"/>
      <text:p text:style-name="P34">If no army moves or attacks in this way, draw a strategy event card.</text:p>
      <text:p text:style-name="P3">{flavor}{/i}</text:p>
      <text:p text:style-name="P3">{right}𝐃𝐚𝐲𝐥𝐢𝐠𝐡𝐭</text:p>
      <text:p text:style-name="P3"/>
      <text:p text:style-name="P3">During this combat round, the Shadow’s combat die <text:span text:style-name="T9">limit</text:span> is three.</text:p>
      <text:p text:style-name="P3"/>
      <text:p text:style-name="P3">{left}3</text:p>
      <text:p text:style-name="P124">16/26</text:p>
      <text:p text:style-name="P36">Riders of Théoden</text:p>
      <text:p text:style-name="P36">Free Peoples Muster Event</text:p>
      <text:p text:style-name="P36"/>
      <text:p text:style-name="P36">Recruit one Rohan unit and one Rohan leader in <text:span text:style-name="T2">(𝐚) </text:span>Edoras<text:span text:style-name="T2"> or (𝐛) </text:span>a Rohan region with a companion.</text:p>
      <text:p text:style-name="P4">{flavor}{/i}</text:p>
      <text:p text:style-name="P4">{right}𝐃𝐚𝐲𝐥𝐢𝐠𝐡𝐭</text:p>
      <text:p text:style-name="P4"/>
      <text:p text:style-name="P4">During this combat round, the Shadow’s combat die <text:span text:style-name="T9">limit</text:span> is three.</text:p>
      <text:p text:style-name="P4"/>
      <text:p text:style-name="P4">{left}3</text:p>
      <text:p text:style-name="P125">17/26</text:p>
      <text:p text:style-name="P37">Grimbeorn the Old, Son of Beorn</text:p>
      <text:p text:style-name="P37">Free Peoples Muster Event</text:p>
      <text:p text:style-name="P37"/>
      <text:p text:style-name="P37">Recruit one North unit and one North leader in <text:span text:style-name="T2">(𝐚) </text:span>Carrock<text:span text:style-name="T2"> or (𝐛) </text:span>an adjacent unobstructed region with a Free Peoples army.</text:p>
      <text:p text:style-name="P11">{flavor}{/i}</text:p>
      <text:p text:style-name="P11">{right}𝐒𝐜𝐨𝐮𝐭𝐬</text:p>
      <text:p text:style-name="P11"/>
      <text:p text:style-name="P11">{i}Requires —{/i} The Free Peoples army is defending in a field battle.</text:p>
      <text:p text:style-name="P11"/>
      <text:p text:style-name="P11">Before any combat roll, (𝐚) retreat with that army to an adjacent free region or (𝐛) withdraw into siege.</text:p>
      <text:p text:style-name="P11"/>
      <text:p text:style-name="P11">{left}1</text:p>
      <text:p text:style-name="P126">18/26</text:p>
      <text:p text:style-name="P38">Imrahil of Dol Amroth</text:p>
      <text:p text:style-name="P38">Free Peoples Muster Event</text:p>
      <text:p text:style-name="P38"/>
      <text:p text:style-name="P38">Recruit one Gondor unit and one Gondor leader in Dol Amroth.</text:p>
      <text:p text:style-name="P15">{flavor}{/i}</text:p>
      <text:p text:style-name="P15"><text:span text:style-name="T11">{right}</text:span>𝐒𝐡𝐢𝐞𝐥𝐝-𝐰𝐚𝐥𝐥</text:p>
      <text:p text:style-name="P15"/>
      <text:p text:style-name="P15">This combat round, <text:span text:style-name="T3">if the Shadow combat roll and reroll scores at least two hits, it scores one hit fewer.</text:span></text:p>
      <text:p text:style-name="P15"/>
      <text:p text:style-name="P15">{left}6</text:p>
      <text:p text:style-name="P127">19/26</text:p>
      <text:p text:style-name="P39">King Brand’s Men</text:p>
      <text:p text:style-name="P39">Free Peoples Muster Event</text:p>
      <text:p text:style-name="P39"/>
      <text:p text:style-name="P39">Recruit two North regular units in <text:span text:style-name="T2">(𝐚) </text:span>Dale<text:span text:style-name="T2"> or (𝐛) </text:span><text:span text:style-name="T13">an adjacent unobstructed region with a Free Peoples army.</text:span></text:p>
      <text:p text:style-name="P16">{flavor}{/i}</text:p>
      <text:p text:style-name="P16"><text:span text:style-name="T11">{right}</text:span>𝐒𝐡𝐢𝐞𝐥𝐝-𝐰𝐚𝐥𝐥</text:p>
      <text:p text:style-name="P16"/>
      <text:p text:style-name="P16">This combat round, <text:span text:style-name="T3">if the Shadow combat roll and reroll scores at least two hits, it scores one hit fewer.</text:span></text:p>
      <text:p text:style-name="P16"/>
      <text:p text:style-name="P16">{left}6</text:p>
      <text:p text:style-name="P128">20/26</text:p>
      <text:p text:style-name="P40">Swords in Eriador</text:p>
      <text:p text:style-name="P40">Free Peoples Muster Event</text:p>
      <text:p text:style-name="P40"/>
      <text:p text:style-name="P40">Recruit a North unit in the Shire and a Dwarven unit in Ered Luin.</text:p>
      <text:p text:style-name="P40"/>
      <text:p text:style-name="P40">Draw a strategy event card.</text:p>
      <text:p text:style-name="P40"><text:span text:style-name="T1">{flavor}{/i}</text:span></text:p>
      <text:p text:style-name="P7">{right}𝐀𝐝𝐯𝐚𝐧𝐭𝐚𝐠𝐞𝐨𝐮𝐬 𝐏𝐨𝐬𝐢𝐭𝐢𝐨𝐧</text:p>
      <text:p text:style-name="P7"/>
      <text:p text:style-name="P7">{i}Requires —{/i} The defending army is in a Free Peoples nation.</text:p>
      <text:p text:style-name="P7"/>
      <text:p text:style-name="P7">This combat round, the Shadow adds -1 to the results of their combat roll {i}(not any reroll){/i} except<text:span text:style-name="T6">ing any dice</text:span> which show unmodified sixes.</text:p>
      <text:p text:style-name="P7"/>
      <text:p text:style-name="P7">{left}3</text:p>
      <text:p text:style-name="P129">21/26</text:p>
      <text:p text:style-name="P43">Kindred of Glorfindel</text:p>
      <text:p text:style-name="P43">Free Peoples Muster Event</text:p>
      <text:p text:style-name="P43"/>
      <text:p text:style-name="P35">Recruit one Elven unit in <text:span text:style-name="T14">Rivendell</text:span>.</text:p>
      <text:p text:style-name="P35"/>
      <text:p text:style-name="P35">If <text:span text:style-name="T14">Lord Elrond</text:span> is in play, you may move or attack with one army with an Elven companion, leader, or unit.</text:p>
      <text:p text:style-name="P35"/>
      <text:p text:style-name="P35">If no army moves or attacks in this way, draw a strategy event card.</text:p>
      <text:p text:style-name="P41"><text:span text:style-name="T1">{flavor}{/i}</text:span></text:p>
      <text:p text:style-name="P8">{right}𝐀𝐝𝐯𝐚𝐧𝐭𝐚𝐠𝐞𝐨𝐮𝐬 𝐏𝐨𝐬𝐢𝐭𝐢𝐨𝐧</text:p>
      <text:p text:style-name="P8"/>
      <text:p text:style-name="P8">{i}Requires —{/i} The defending army is in a Free Peoples nation.</text:p>
      <text:p text:style-name="P8"/>
      <text:p text:style-name="P8">This combat round, the Shadow adds -1 to the results of their combat roll {i}(not any reroll){/i} except<text:span text:style-name="T6">ing any dice</text:span> which show unmodified sixes.</text:p>
      <text:p text:style-name="P8"/>
      <text:p text:style-name="P8">{left}3</text:p>
      <text:p text:style-name="P130">22/26</text:p>
      <text:p text:style-name="P44">Dain Ironfoot’s Guard</text:p>
      <text:p text:style-name="P44">Free Peoples Muster Event</text:p>
      <text:p text:style-name="P44"/>
      <text:p text:style-name="P44">Recruit one Dwarven unit and one Dwarven leader in <text:span text:style-name="T2">(𝐚) </text:span>Erebor<text:span text:style-name="T2"> or (𝐛) </text:span><text:span text:style-name="T13">an adjacent unobstructed region with a Free Peoples army.</text:span></text:p>
      <text:p text:style-name="P44">{flavor}{/i}</text:p>
      <text:p text:style-name="P44">{right}𝐕𝐚𝐥𝐨𝐮𝐫</text:p>
      <text:p text:style-name="P44"/>
      <text:p text:style-name="P44">{i}Requires —{/i} A Free Peoples elite unit is in the battle.</text:p>
      <text:p text:style-name="P44"/>
      <text:p text:style-name="P44">This combat round, add +1 to the results of your combat roll {i}(not any reroll){/i}.</text:p>
      <text:p text:style-name="P44"/>
      <text:p text:style-name="P51">{left}3</text:p>
      <text:p text:style-name="P131">23/26</text:p>
      <text:p text:style-name="P54">Éomer, Son of Éomund</text:p>
      <text:p text:style-name="P54">Free Peoples Muster Event</text:p>
      <text:p text:style-name="P54"/>
      <text:p text:style-name="P54">Recruit one Rohan unit and one Rohan leader in a free Rohan region with a settlement.</text:p>
      <text:p text:style-name="P54">{flavor}<text:span text:style-name="T15">{/i}</text:span></text:p>
      <text:p text:style-name="P45">{right}𝐕𝐚𝐥𝐨𝐮𝐫</text:p>
      <text:p text:style-name="P45"/>
      <text:p text:style-name="P45">{i}Requires —{/i} A Free Peoples elite unit is in the battle.</text:p>
      <text:p text:style-name="P45"/>
      <text:p text:style-name="P45">This combat round, add +1 to the results of your combat roll {i}(not any reroll){/i}.</text:p>
      <text:p text:style-name="P45"/>
      <text:p text:style-name="P52">{left}3</text:p>
      <text:p text:style-name="P132">24/26</text:p>
      <text:p text:style-name="P55">Thranduil’s Archers</text:p>
      <text:p text:style-name="P55">Free Peoples Muster Event</text:p>
      <text:p text:style-name="P46"/>
      <text:p text:style-name="P46">Recruit one <text:span text:style-name="T16">Elven</text:span> unit in <text:span text:style-name="T2">(𝐚) </text:span><text:span text:style-name="T16">Woodland Realm</text:span><text:span text:style-name="T2"> or (𝐛) </text:span><text:span text:style-name="T13">an adjacent unobstructed region with a Free Peoples army.</text:span></text:p>
      <text:p text:style-name="P46"/>
      <text:p text:style-name="P55">Draw a strategy event card.</text:p>
      <text:p text:style-name="P46">{flavor}{/i}</text:p>
      <text:p text:style-name="P46">{right}𝐕𝐚𝐥𝐨𝐮𝐫</text:p>
      <text:p text:style-name="P46"/>
      <text:p text:style-name="P46">{i}Requires —{/i} A Free Peoples elite unit is in the battle.</text:p>
      <text:p text:style-name="P46"/>
      <text:p text:style-name="P46">This combat round, add +1 to the results of your combat roll {i}(not any reroll){/i}.</text:p>
      <text:p text:style-name="P46"/>
      <text:p text:style-name="P53">{left}3</text:p>
      <text:p text:style-name="P133">25/26</text:p>
      <text:p text:style-name="P56">Every Little is a Gain</text:p>
      <text:p text:style-name="P56">Free Peoples Muster Event</text:p>
      <text:p text:style-name="P56"/>
      <text:p text:style-name="P56">Recruit one Gondor regular unit in each of Pelargir, Lossarnach, and Lamedon.</text:p>
      <text:p text:style-name="P56"/>
      <text:p text:style-name="P56">Draw a strategy event card.</text:p>
      <text:p text:style-name="P17">{flavor}{/i}</text:p>
      <text:p text:style-name="P17"><text:span text:style-name="T11">{right}</text:span>𝐒𝐡𝐢𝐞𝐥𝐝-𝐰𝐚𝐥𝐥</text:p>
      <text:p text:style-name="P17"/>
      <text:p text:style-name="P17">This combat round, <text:span text:style-name="T3">if the Shadow combat roll and reroll scores at least two hits, it scores one hit fewer.</text:span></text:p>
      <text:p text:style-name="P17"/>
      <text:p text:style-name="P17">{left}6</text:p>
      <text:p text:style-name="P134">26/26</text:p>
      <text:p text:style-name="P57">Rangers of the North</text:p>
      <text:p text:style-name="P57">Free Peoples Army Event</text:p>
      <text:p text:style-name="P57"/>
      <text:p text:style-name="P58">Choose a region of the North <text:span text:style-name="T17">containing or </text:span>adjacent to a Shadow army. <text:span text:style-name="T17">Roll three dice; hit that army for each 5+.</text:span></text:p>
      <text:p text:style-name="P58"/>
      <text:p text:style-name="P58"><text:span text:style-name="T17">If the chosen region is free, recruit one North unit and one North leader there.</text:span></text:p>
      <text:p text:style-name="P42"><text:span text:style-name="T1">{flavor}{/i}</text:span></text:p>
      <text:p text:style-name="P9">{right}𝐀𝐝𝐯𝐚𝐧𝐭𝐚𝐠𝐞𝐨𝐮𝐬 𝐏𝐨𝐬𝐢𝐭𝐢𝐨𝐧</text:p>
      <text:p text:style-name="P9"/>
      <text:p text:style-name="P9">{i}Requires —{/i} The defending army is in a Free Peoples nation.</text:p>
      <text:p text:style-name="P9"/>
      <text:p text:style-name="P9">This combat round, the Shadow adds -1 to the results of their combat roll {i}(not any reroll){/i} except<text:span text:style-name="T6">ing any dice</text:span> which show unmodified sixes.</text:p>
      <text:p text:style-name="P9"/>
      <text:p text:style-name="Text_20_body">{left}3</text:p>
      <text:p text:style-name="P135">01/26</text:p>
      <text:p text:style-name="P64">Elven Cloaks</text:p>
      <text:p text:style-name="P59">Free Peoples Character Event</text:p>
      <text:p text:style-name="P59"/>
      <text:p text:style-name="P64">If the Fellowship is in Mordor, place in the hunt pool a 𝐛𝐥𝐮𝐞 𝟎 <text:span text:style-name="T22">hunt </text:span>tile <text:span text:style-name="T23">from reinforcements</text:span>.</text:p>
      <text:p text:style-name="P64"/>
      <text:p text:style-name="P64">Otherwise, place that tile in <text:span text:style-name="T23">your play area</text:span> {i}(hunt tiles in <text:span text:style-name="T23">play areas</text:span> are placed in the hunt pool when the Fellowship is declared in Mordor){/i}.</text:p>
      <text:p text:style-name="P69">{flavor}{/i}</text:p>
      <text:p text:style-name="P69">{right}𝐈𝐭 𝐢𝐬 𝐚 𝐆𝐢𝐟𝐭</text:p>
      <text:p text:style-name="P69"/>
      <text:p text:style-name="P69">{i}Requires —{/i} The defending army is in the region with the Fellowship.</text:p>
      <text:p text:style-name="P69"/>
      <text:p text:style-name="P47">This combat round, add +1 to the results of your combat roll <text:span text:style-name="T18">and reroll</text:span>.</text:p>
      <text:p text:style-name="P69"/>
      <text:p text:style-name="P69">{left}3</text:p>
      <text:p text:style-name="P136">0<text:span text:style-name="T19">2</text:span>/26</text:p>
      <text:p text:style-name="P65">Elven <text:span text:style-name="T19">Rope</text:span></text:p>
      <text:p text:style-name="P60">Free Peoples Character Event</text:p>
      <text:p text:style-name="P60"/>
      <text:p text:style-name="P65">If the Fellowship is in Mordor, place in the hunt pool a 𝐛𝐥𝐮𝐞 𝟎 <text:span text:style-name="T22">hunt </text:span>tile <text:span text:style-name="T24">from reinforcements</text:span>.</text:p>
      <text:p text:style-name="P65"/>
      <text:p text:style-name="P68">Otherwise, place that tile in <text:span text:style-name="T23">your play area</text:span> {i}(hunt tiles in <text:span text:style-name="T23">play areas</text:span> are placed in the hunt pool when the Fellowship is declared in Mordor){/i}.</text:p>
      <text:p text:style-name="P70">{flavor}{/i}</text:p>
      <text:p text:style-name="P70">{right}𝐈𝐭 𝐢𝐬 𝐚 𝐆𝐢𝐟𝐭</text:p>
      <text:p text:style-name="P70"/>
      <text:p text:style-name="P70">{i}Requires —{/i} The defending army is in the region with the Fellowship.</text:p>
      <text:p text:style-name="P70"/>
      <text:p text:style-name="P48">This combat round, add +1 to the results of your combat roll <text:span text:style-name="T18">and reroll</text:span>.</text:p>
      <text:p text:style-name="P70"/>
      <text:p text:style-name="P70">{left}3</text:p>
      <text:p text:style-name="P137">0<text:span text:style-name="T20">3</text:span>/26</text:p>
      <text:p text:style-name="P75">Phial of Galadriel</text:p>
      <text:p text:style-name="P61">Free Peoples Character Event</text:p>
      <text:p text:style-name="P61"/>
      <text:p text:style-name="P66">If the Fellowship is in Mordor, place in the hunt pool <text:span text:style-name="T24">a</text:span> 𝐛𝐥𝐮𝐞 -𝟐 <text:span text:style-name="T22">hunt </text:span>tile <text:span text:style-name="T24">from reinforcements</text:span>.</text:p>
      <text:p text:style-name="P66"/>
      <text:p text:style-name="P68">Otherwise, place that tile in <text:span text:style-name="T23">your play area</text:span> {i}(hunt tiles in <text:span text:style-name="T23">play areas</text:span> are placed in the hunt pool when the Fellowship is declared in Mordor){/i}.</text:p>
      <text:p text:style-name="P71">{flavor}{/i}</text:p>
      <text:p text:style-name="P71">{right}𝐈𝐭 𝐢𝐬 𝐚 𝐆𝐢𝐟𝐭</text:p>
      <text:p text:style-name="P71"/>
      <text:p text:style-name="P71">{i}Requires —{/i} The defending army is in the region with the Fellowship.</text:p>
      <text:p text:style-name="P71"/>
      <text:p text:style-name="P49">This combat round, add +1 to the results of your combat roll <text:span text:style-name="T18">and reroll</text:span>.</text:p>
      <text:p text:style-name="P71"/>
      <text:p text:style-name="P71">{left}3</text:p>
      <text:p text:style-name="P138">0<text:span text:style-name="T21">4</text:span>/26</text:p>
      <text:p text:style-name="P76">Sméagol Helps Nice Master</text:p>
      <text:p text:style-name="P62">Free Peoples Character Event</text:p>
      <text:p text:style-name="P62"/>
      <text:p text:style-name="P67">If the Fellowship is in Mordor, place in the hunt pool <text:span text:style-name="T24">a</text:span> 𝐛𝐥𝐮𝐞 -𝟏 <text:span text:style-name="T22">hunt </text:span>tile <text:span text:style-name="T25">from reinforcements</text:span>.</text:p>
      <text:p text:style-name="P67"/>
      <text:p text:style-name="P68">Otherwise, place that tile in <text:span text:style-name="T23">your play area</text:span> {i}(hunt tiles in <text:span text:style-name="T23">play areas</text:span> are placed in the hunt pool when the Fellowship is declared in Mordor){/i}.</text:p>
      <text:p text:style-name="P72">{flavor}{/i}</text:p>
      <text:p text:style-name="P72">{right}𝐈𝐭 𝐢𝐬 𝐚 𝐆𝐢𝐟𝐭</text:p>
      <text:p text:style-name="P72"/>
      <text:p text:style-name="P72">{i}Requires —{/i} The defending army is in the region with the Fellowship.</text:p>
      <text:p text:style-name="P72"/>
      <text:p text:style-name="P50">This combat round, add +1 to the results of your combat roll <text:span text:style-name="T18">and reroll</text:span>.</text:p>
      <text:p text:style-name="P72"/>
      <text:p text:style-name="P72">{left}3</text:p>
      <text:p text:style-name="P139">0<text:span text:style-name="T22">5/</text:span>26</text:p>
      <text:p text:style-name="P77">You Know the Way There</text:p>
      <text:p text:style-name="P63">Free Peoples Character Event</text:p>
      <text:p text:style-name="P63"/>
      <text:p text:style-name="P77">Place in the hunt pool two Sméagol hunt tiles <text:span text:style-name="T26">from reinforcements</text:span>.</text:p>
      <text:p text:style-name="P73">{flavor}{/i}</text:p>
      <text:p text:style-name="P73">{right}𝐁𝐥𝐚𝐝𝐞 𝐨𝐟 𝐖𝐞𝐬𝐭𝐞𝐫𝐧𝐞𝐬𝐬𝐞</text:p>
      <text:p text:style-name="P73"/>
      <text:p text:style-name="P73">{i}Requires —{/i} <text:span text:style-name="T26">Meriadoc or Peregrin is in the battle.</text:span></text:p>
      <text:p text:style-name="P73"/>
      <text:p text:style-name="P78">This combat round, if your combat reroll scores at least one hit, you may choose to reduce that number of hits by one. If you do, choose a minion in the battle and eliminate it.</text:p>
      <text:p text:style-name="P73"/>
      <text:p text:style-name="P73">{left}<text:span text:style-name="T27">6</text:span></text:p>
      <text:p text:style-name="P140">06/26</text:p>
      <text:p text:style-name="P80">Mithril Coat and Sting</text:p>
      <text:p text:style-name="P80">Free Peoples Character Event</text:p>
      <text:p text:style-name="P80"/>
      <text:p text:style-name="P80">Permanent.</text:p>
      <text:p text:style-name="P80"/>
      <text:p text:style-name="P81">{i}Ongoing —{/i} <text:span text:style-name="T37">A</text:span><text:span text:style-name="T38">fter</text:span> the Shadow {i}(not <text:span text:style-name="T42">you</text:span>){/i} draws a hunt tile, you may eliminate this card. If you do, <text:span text:style-name="T36">draw a hunt tile. Your hunt tile </text:span><text:span text:style-name="T40">is used</text:span><text:span text:style-name="T36"> instead of the Shadow’s </text:span><text:span text:style-name="T39">{i}(</text:span><text:span text:style-name="T41">then </text:span><text:span text:style-name="T39">return their hunt tile to the hunt pool){/i}</text:span><text:span text:style-name="T36">.</text:span></text:p>
      <text:p text:style-name="P74">{flavor}{/i}</text:p>
      <text:p text:style-name="P74">{right}𝐁𝐥𝐚𝐝𝐞 𝐨𝐟 𝐖𝐞𝐬𝐭𝐞𝐫𝐧𝐞𝐬𝐬𝐞</text:p>
      <text:p text:style-name="P74"/>
      <text:p text:style-name="P74">{i}Requires —{/i} <text:span text:style-name="T26">Meriadoc or Peregrin is in the battle.</text:span></text:p>
      <text:p text:style-name="P74"/>
      <text:p text:style-name="P79">This combat round, if your combat reroll scores at least one hit, you may choose to reduce t<text:span text:style-name="T57">he number of those hits by one</text:span>. If you do, choose a minion in the battle and eliminate it.</text:p>
      <text:p text:style-name="P74"/>
      <text:p text:style-name="P74">{left}<text:span text:style-name="T27">6</text:span></text:p>
      <text:p text:style-name="P141">07/26</text:p>
      <text:p text:style-name="P82">Axe and Bow</text:p>
      <text:p text:style-name="P82">Free Peoples Character Event</text:p>
      <text:p text:style-name="P82"/>
      <text:p text:style-name="P82">Permanent.</text:p>
      <text:p text:style-name="P82"/>
      <text:p text:style-name="P82">{i}Requires —{/i} Gimli or Legolas is in the Fellowship.</text:p>
      <text:p text:style-name="P82"/>
      <text:p text:style-name="P82">{i}Ongoing —{/i} <text:span text:style-name="T29">Before</text:span><text:span text:style-name="T28"> </text:span><text:span text:style-name="T30">any </text:span>hunt damage is applied, you may eliminate this card.<text:span text:style-name="T28"> If you do, (𝐚) </text:span>reduce that damage by one and (𝐛) no other effects can <text:span text:style-name="T60">reduce</text:span> that damage.</text:p>
      <text:p text:style-name="P85">{flavor}{/i}</text:p>
      <text:p text:style-name="P88">{right}𝐌𝐢𝐠𝐡𝐭𝐲 𝐀𝐭𝐭𝐚𝐜𝐤</text:p>
      <text:p text:style-name="P88"/>
      <text:p text:style-name="P88">Before any combat reroll, you may <text:span text:style-name="T44">forfeit the leadership of a companion in the battle {i}(only possible if </text:span><text:span text:style-name="T56">it</text:span><text:span text:style-name="T44"> has leadership){/i}</text:span>. If you do, choose a die you rolled this combat round, then change its result to a six.</text:p>
      <text:p text:style-name="P88"/>
      <text:p text:style-name="P88">{left}4</text:p>
      <text:p text:style-name="P142">0<text:span text:style-name="T31">8</text:span>/26</text:p>
      <text:p text:style-name="P88">Horn of Gondor</text:p>
      <text:p text:style-name="P83">Free Peoples Character Event</text:p>
      <text:p text:style-name="P83"/>
      <text:p text:style-name="P83">Permanent.</text:p>
      <text:p text:style-name="P83"/>
      <text:p text:style-name="P83">{i}Requires —{/i} <text:span text:style-name="T31">Boromir</text:span> is in the Fellowship.</text:p>
      <text:p text:style-name="P83"/>
      <text:p text:style-name="P83">{i}Ongoing —{/i} <text:span text:style-name="T29">Before</text:span><text:span text:style-name="T28"> </text:span><text:span text:style-name="T30">any </text:span>hunt damage is applied, you may eliminate this card.<text:span text:style-name="T28"> If you do, (𝐚) </text:span>reduce that damage by one and (𝐛) no other effects can <text:span text:style-name="T59">reduce</text:span> that damage.</text:p>
      <text:p text:style-name="P86">{flavor}{/i}</text:p>
      <text:p text:style-name="P88">{right}𝐎𝐫𝐝𝐞𝐫𝐥𝐲 𝐖𝐢𝐭𝐡𝐝𝐫𝐚𝐰𝐚𝐥</text:p>
      <text:p text:style-name="P88"/>
      <text:p text:style-name="P111">{i}Requires —{/i} The Free Peoples army is in a field battle or sortie and contains a companion or leader.</text:p>
      <text:p text:style-name="P88"/>
      <text:p text:style-name="P105"><text:span text:style-name="T47">This combat round, if the Shadow combat roll and reroll scores </text:span><text:span text:style-name="T51">one or more </text:span><text:span text:style-name="T47">hits, </text:span><text:span text:style-name="T55">you may</text:span><text:span text:style-name="T48"> reduce </text:span><text:span text:style-name="T47">th</text:span><text:span text:style-name="T51">e</text:span><text:span text:style-name="T47"> number </text:span><text:span text:style-name="T50">of </text:span><text:span text:style-name="T51">those </text:span><text:span text:style-name="T50">hits </text:span><text:span text:style-name="T48">by</text:span><text:span text:style-name="T55"> </text:span><text:span text:style-name="T48">one. </text:span><text:span text:style-name="T55">If you do, at the end of the combat round you must </text:span><text:span text:style-name="T48">(𝐚) </text:span><text:span text:style-name="T55">if attacking, cease attacking,</text:span><text:span text:style-name="T48"> or (𝐛) </text:span><text:span text:style-name="T55">if defending, retreat to an adjacent free region or withdraw into siege.</text:span></text:p>
      <text:p text:style-name="P88"/>
      <text:p text:style-name="P88">{left}<text:span text:style-name="T58">6</text:span></text:p>
      <text:p text:style-name="P143">0<text:span text:style-name="T32">9</text:span>/26</text:p>
      <text:p text:style-name="P91">Take Someone You Can Trust</text:p>
      <text:p text:style-name="P84">Free Peoples Character Event</text:p>
      <text:p text:style-name="P84"/>
      <text:p text:style-name="P84">Permanent.</text:p>
      <text:p text:style-name="P84"/>
      <text:p text:style-name="P84">{i}Requires —{/i} <text:span text:style-name="T32">Meriadoc and Peregrin</text:span> <text:span text:style-name="T32">are </text:span>in the Fellowship.</text:p>
      <text:p text:style-name="P84"/>
      <text:p text:style-name="P84">{i}Ongoing —{/i} <text:span text:style-name="T29">Before</text:span><text:span text:style-name="T28"> </text:span><text:span text:style-name="T30">any </text:span>hunt damage <text:span text:style-name="T32">{i}(including zero){/i} </text:span>is applied, you may eliminate this card.<text:span text:style-name="T28"> If you do, </text:span><text:span text:style-name="T33">that damage does not reveal the Fellowship.</text:span></text:p>
      <text:p text:style-name="P87">{flavor}{/i}</text:p>
      <text:p text:style-name="P89">{right}𝐌𝐢𝐠𝐡𝐭𝐲 𝐀𝐭𝐭𝐚𝐜𝐤</text:p>
      <text:p text:style-name="P89"/>
      <text:p text:style-name="P90">Before any combat reroll, you may <text:span text:style-name="T44">forfeit the leadership of a companion in the battle {i}(only possible if </text:span><text:span text:style-name="T56">it</text:span><text:span text:style-name="T44"> has leadership){/i}</text:span>. If you do, choose a die you rolled this combat round, then change its result to a six.</text:p>
      <text:p text:style-name="P89"/>
      <text:p text:style-name="P89">{left}4</text:p>
      <text:p text:style-name="P144">10/26</text:p>
      <text:p text:style-name="P94">Wizard’s Staff</text:p>
      <text:p text:style-name="P92">Free Peoples Character Event</text:p>
      <text:p text:style-name="P92"/>
      <text:p text:style-name="P92">Permanent.</text:p>
      <text:p text:style-name="P92"/>
      <text:p text:style-name="P92">{i}Requires —{/i} Gandalf is in the Fellowship.</text:p>
      <text:p text:style-name="P92"/>
      <text:p text:style-name="P93">{i}Ongoing —{/i} Before<text:span text:style-name="T28"> the Shadow {i}(not </text:span><text:span text:style-name="T42">you</text:span><text:span text:style-name="T28">){/i} </text:span><text:span text:style-name="T35">draws</text:span><text:span text:style-name="T28"> a hunt tile, you may eliminate this card. If you do, </text:span><text:span text:style-name="T35">instead </text:span>the Shadow does not draw <text:span text:style-name="T34">a</text:span> hunt tile.</text:p>
      <text:p text:style-name="P94">{flavor}{/i}</text:p>
      <text:p text:style-name="P94">{right}𝐒𝐞𝐫𝐯𝐚𝐧𝐭 𝐨𝐟 𝐭𝐡𝐞 𝐒𝐞𝐜𝐫𝐞𝐭 𝐅𝐢𝐫𝐞</text:p>
      <text:p text:style-name="P94"/>
      <text:p text:style-name="P95">{i}Requires —{/i} Gandalf is in the battle.</text:p>
      <text:p text:style-name="P95"/>
      <text:p text:style-name="P95">This combat round, <text:span text:style-name="T15">add +1 to the results of your combat roll {i}(not any reroll){/i}.</text:span></text:p>
      <text:p text:style-name="P95"/>
      <text:p text:style-name="P95">{left}3</text:p>
      <text:p text:style-name="P145">11/26</text:p>
      <text:p text:style-name="P96">Athelas</text:p>
      <text:p text:style-name="P96">Free Peoples Character Event</text:p>
      <text:p text:style-name="P96"/>
      <text:p text:style-name="P96">Roll three dice. <text:span text:style-name="T43">If Strider is the guide, reduce corruption for each 3+; otherwise, reduce corruption for each 5+.</text:span></text:p>
      <text:p text:style-name="P97">{flavor}{/i}</text:p>
      <text:p text:style-name="P97">{right}𝐀𝐧𝐝𝐮́𝐫𝐢𝐥</text:p>
      <text:p text:style-name="P97"/>
      <text:p text:style-name="P97">{i}Requires —{/i} Strider/Aragorn is in the battle.</text:p>
      <text:p text:style-name="P97"/>
      <text:p text:style-name="P90">Before any combat reroll, you may <text:span text:style-name="T44">forfeit the leadership of Strider/Aragorn {i}(only possible if it has leadership){/i}</text:span>. If you do, choose <text:span text:style-name="T45">that many dice</text:span> you rolled this combat round, then change <text:span text:style-name="T46">the</text:span> result<text:span text:style-name="T46">s</text:span> <text:span text:style-name="T46">of those dice </text:span>to <text:span text:style-name="T46">sixes</text:span>.</text:p>
      <text:p text:style-name="P97"/>
      <text:p text:style-name="P97">{left}4</text:p>
      <text:p text:style-name="P146">12/26</text:p>
      <text:p text:style-name="P98">There is Another Way</text:p>
      <text:p text:style-name="P98">Free Peoples Character Event</text:p>
      <text:p text:style-name="P98"/>
      <text:p text:style-name="P98">Reduce corruption by one.</text:p>
      <text:p text:style-name="P98"/>
      <text:p text:style-name="P98">If Gollum is the guide, you may (𝐚) hide the Fellowship or <text:span text:style-name="T47">(𝐛) move the Fellowship.</text:span></text:p>
      <text:p text:style-name="P99"><text:span text:style-name="T47">{flavor}{/i}</text:span></text:p>
      <text:p text:style-name="P99"><text:span text:style-name="T47">{right}𝐇𝐞𝐫𝐨𝐢𝐜 𝐃𝐞𝐚𝐭𝐡</text:span></text:p>
      <text:p text:style-name="P99"><text:span text:style-name="T47"/></text:p>
      <text:p text:style-name="P103"><text:span text:style-name="T47">This combat round, if the Shadow combat roll and reroll scores </text:span><text:span text:style-name="T51">one or more </text:span><text:span text:style-name="T47">hits, you </text:span><text:span text:style-name="T48">may eliminate a Free Peoples leader or a companion in the battle. If you do, reduce </text:span><text:span text:style-name="T47">th</text:span><text:span text:style-name="T51">e</text:span><text:span text:style-name="T47"> number </text:span><text:span text:style-name="T50">of </text:span><text:span text:style-name="T51">those </text:span><text:span text:style-name="T50">hits </text:span><text:span text:style-name="T48">by (𝐚) the level of that companion or (𝐛) one. {i}(Negative numbers of hits have no effect.){/i}</text:span></text:p>
      <text:p text:style-name="P99"><text:span text:style-name="T47"/></text:p>
      <text:p text:style-name="P99"><text:span text:style-name="T47">{left}6</text:span></text:p>
      <text:p text:style-name="P147"><text:span text:style-name="T47">13/26</text:span></text:p>
      <text:p text:style-name="P101"><text:span text:style-name="T47">Bilbo’s Song</text:span></text:p>
      <text:p text:style-name="P101"><text:span text:style-name="T47">Free Peoples Character Event</text:span></text:p>
      <text:p text:style-name="P101"><text:span text:style-name="T47"/></text:p>
      <text:p text:style-name="P101"><text:span text:style-name="T47">Reduce corruption by one.</text:span></text:p>
      <text:p text:style-name="P101"><text:span text:style-name="T47"/></text:p>
      <text:p text:style-name="P101"><text:span text:style-name="T47">If Gollum is the guide, reduce corruption by one.</text:span></text:p>
      <text:p text:style-name="P102"><text:span text:style-name="T47">{flavor}{/i}</text:span></text:p>
      <text:p text:style-name="P102"><text:span text:style-name="T47">{right}𝐅𝐚𝐭𝐞𝐟𝐮𝐥 𝐒𝐭𝐫𝐢𝐤𝐞</text:span></text:p>
      <text:p text:style-name="P102"><text:span text:style-name="T47"/></text:p>
      <text:p text:style-name="P106"><text:span text:style-name="T47">This combat round, </text:span><text:span text:style-name="T52">if your combat reroll scores (𝐚) </text:span><text:span text:style-name="T53">one hit, eliminate a non-minion Nazgûl in the battle or </text:span><text:span text:style-name="T52">(𝐛) </text:span><text:span text:style-name="T53">two or more hits, eliminate a minion in the battle.</text:span></text:p>
      <text:p text:style-name="P102"><text:span text:style-name="T49"/></text:p>
      <text:p text:style-name="P102"><text:span text:style-name="T47">{left}6</text:span></text:p>
      <text:p text:style-name="P148"><text:span text:style-name="T47">14/26</text:span></text:p>
      <text:p text:style-name="P107"><text:span text:style-name="T47">Mirror of Galadriel</text:span></text:p>
      <text:p text:style-name="P107"><text:span text:style-name="T47">Free Peoples Character Event</text:span></text:p>
      <text:p text:style-name="P108"><text:span text:style-name="T47"/></text:p>
      <text:p text:style-name="P110"><text:span text:style-name="T47">Choose an action die in your play area and change its result as desired {i}(move to the hunt box any die changed to an eye result in this way){/i}.</text:span></text:p>
      <text:p text:style-name="P108"><text:span text:style-name="T47"/></text:p>
      <text:p text:style-name="P109"><text:span text:style-name="T47">If Lórien is unconquered and the Fellowship is there, </text:span><text:span text:style-name="T54">search your character event deck for a card, then shuffle your character event deck and put that card on top of it</text:span><text:span text:style-name="T47">.</text:span></text:p>
      <text:p text:style-name="P108"><text:span text:style-name="T47">{flavor}{/i}</text:span></text:p>
      <text:p text:style-name="P100"><text:span text:style-name="T47">{right}𝐇𝐞𝐫𝐨𝐢𝐜 𝐃𝐞𝐚𝐭𝐡</text:span></text:p>
      <text:p text:style-name="P100"><text:span text:style-name="T47"/></text:p>
      <text:p text:style-name="P104"><text:span text:style-name="T47">This combat round, if the Shadow combat roll and reroll scores </text:span><text:span text:style-name="T51">one or more </text:span><text:span text:style-name="T47">hits, you </text:span><text:span text:style-name="T48">may eliminate a Free Peoples leader or a companion in the battle. If you do, reduce </text:span><text:span text:style-name="T47">th</text:span><text:span text:style-name="T51">e</text:span><text:span text:style-name="T47"> number </text:span><text:span text:style-name="T50">of </text:span><text:span text:style-name="T51">those </text:span><text:span text:style-name="T50">hits </text:span><text:span text:style-name="T48">by (𝐚) the level of that companion or (𝐛) one. {i}(Negative numbers of hits have no effect.){/i}</text:span></text:p>
      <text:p text:style-name="P100"><text:span text:style-name="T47"/></text:p>
      <text:p text:style-name="P100"><text:span text:style-name="T47">{left}6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4T10:37:04.901000000</meta:creation-date>
    <dc:date>2021-07-24T15:13:39.301000000</dc:date>
    <meta:editing-duration>PT3H34M32S</meta:editing-duration>
    <meta:editing-cycles>113</meta:editing-cycles>
    <meta:generator>LibreOffice/7.0.5.2$Windows_X86_64 LibreOffice_project/64390860c6cd0aca4beafafcfd84613dd9dfb63a</meta:generator>
    <meta:document-statistic meta:table-count="0" meta:image-count="0" meta:object-count="0" meta:page-count="40" meta:paragraph-count="380" meta:word-count="2928" meta:character-count="17201" meta:non-whitespace-character-count="14653"/>
  </office:meta>
</office:document-meta>
</file>